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choProperties.jdkSaveProperties( Properties props , OutputStream os , String hea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choProperties.entr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choProperties.getDocumentBuil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choProperties.compare( Object o1 , Object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choProperties.setPrefix( String 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choProperties.setSrc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hoProperties.execute( )</text:p>
          </table:table-cell>
          <table:table-cell office:value-type="float" office:value="28">
            <text:p text:style-name="Table_20_Contents">28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04">
            <text:p text:style-name="Table_20_Contents">104</text:p>
          </table:table-cell>
        </table:table-row>
        <table:table-row>
          <table:table-cell office:value-type="string">
            <text:p text:style-name="Table_20_Contents">EchoProperties.saveProperties( Hashtable allProps , OutputStream o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EchoProperties.sortProperties( Properties pro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choProperties.setDestfile( File des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uple.compareTo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uple.Tuple(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choProperties.setFormat( FormatAttribute 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hoProperties.xmlSaveProperties( Properties props , OutputStream 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EchoProperties.addPropertyset( PropertySet 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Attribute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hoProperties.setFailOnError( boolean failon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hoProperties.setRegex( String reg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choProperties.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